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0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12pt" fo:font-weight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Memory Verse</text:p>
              </text:list-item>
              <text:list-item>
                <text:p>Everybody, Report!</text:p>
              </text:list-item>
              <text:list-item>
                <text:p>Chapter overview</text:p>
              </text:list-item>
              <text:list-item>
                <text:p>Replan the nursing home trip.</text:p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mory Verse!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3" draw:text-style-name="P4" draw:layer="layout" svg:width="25.4cm" svg:height="7.847cm" svg:x="1.27cm" svg:y="4.445cm">
          <draw:text-box>
            <text:p><text:span text:style-name="T3">1 _____ _:__</text:span></text:p>
            <text:p><text:span text:style-name="T3">15. ___ __ ____ _____ ___ _____ ______ as ____. <text:s/>_____ be ________ to ____ an ______ to _______ who ____ ___ to ____ the ______ for the ____ ___ ____. <text:s/>___ __ this ____ ________ ___ _______,</text:span></text:p>
          </draw:text-box>
        </draw:frame>
        <draw:frame draw:style-name="gr4" draw:layer="layout" svg:width="15.875cm" svg:height="6.545cm" svg:x="16.194cm" svg:y="3.175cm">
          <draw:text-box>
            <text:p/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draw:id="id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“Let's Face Some Hard Questions”</text:p>
          </draw:text-box>
        </draw:frame>
        <draw:frame draw:style-name="gr5" draw:text-style-name="P5" draw:id="id4" draw:layer="layout" svg:width="12.065cm" svg:height="6.857cm" svg:x="1.905cm" svg:y="5.08cm">
          <draw:text-box>
            <text:p><text:span text:style-name="T4">“</text:span><text:span text:style-name="T4">...Christianity is not a religion at all, but a revelation, and a rescue, and an ensuing relationship with God through Jesus Christ”</text:span></text:p>
          </draw:text-box>
        </draw:frame>
        <draw:frame draw:style-name="gr5" draw:text-style-name="P5" draw:id="id5" draw:layer="layout" svg:width="12.7cm" svg:height="3.554cm" svg:x="13.97cm" svg:y="5.08cm">
          <draw:text-box>
            <text:p><text:span text:style-name="T4">What you believe matters because right belief is the spring of right action.</text:span></text:p>
          </draw:text-box>
        </draw:frame>
        <draw:frame draw:style-name="gr5" draw:text-style-name="P5" draw:id="id6" draw:layer="layout" svg:width="17.145cm" svg:height="4.655cm" svg:x="1.27cm" svg:y="13.335cm">
          <draw:text-box>
            <text:p><text:span text:style-name="T4">Jesus brings God down to earth, he deals with human wickedness, he broke death's barrier, and he offers to live within us.</text:span></text:p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draw:id="id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“Let's Face Some Hard Questions”</text:p>
          </draw:text-box>
        </draw:frame>
        <draw:frame draw:style-name="gr6" draw:text-style-name="P5" draw:layer="layout" svg:width="19.81cm" svg:height="1.352cm" svg:x="2.54cm" svg:y="4.437cm">
          <draw:text-box>
            <text:p><text:span text:style-name="T4">1. <text:s/>What do all religions more or less share?</text:span></text:p>
          </draw:text-box>
        </draw:frame>
        <draw:frame draw:style-name="gr6" draw:text-style-name="P5" draw:layer="layout" svg:width="21.178cm" svg:height="2.453cm" svg:x="2.54cm" svg:y="6.35cm">
          <draw:text-box>
            <text:p><text:span text:style-name="T4">2. <text:s/>How should Christians behave toward those</text:span></text:p>
            <text:p><text:span text:style-name="T4">of other faiths? </text:span></text:p>
          </draw:text-box>
        </draw:frame>
        <draw:frame draw:style-name="gr7" draw:layer="layout" svg:width="20.32cm" svg:height="1.352cm" svg:x="3.175cm" svg:y="9.525cm">
          <draw:text-box>
            <text:p/>
          </draw:text-box>
        </draw:frame>
        <draw:frame draw:style-name="gr5" draw:text-style-name="P5" draw:layer="layout" svg:width="22.225cm" svg:height="1.352cm" svg:x="2.54cm" svg:y="9.525cm">
          <draw:text-box>
            <text:p text:style-name="P5"><text:span text:style-name="T4">3. <text:s/>How should Christians regard other religions?</text:span></text:p>
          </draw:text-box>
        </draw:frame>
        <draw:frame draw:style-name="gr5" draw:text-style-name="P5" draw:layer="layout" svg:width="22.86cm" svg:height="2.453cm" svg:x="2.54cm" svg:y="11.43cm">
          <draw:text-box>
            <text:p text:style-name="P5"><text:span text:style-name="T4">4. <text:s/>How should we regard those who do not obey the Gospel or have never heard the Gospel?</text:span></text:p>
          </draw:text-box>
        </draw:frame>
        <anim:par presentation:node-type="timing-root">
          <anim:par smil:begin="id7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draw:id="id8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ignments for next week: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ork on memory verse</text:p>
              </text:list-item>
              <text:list-item>
                <text:p>Read chapter ten</text:p>
              </text:list-item>
              <text:list-item>
                <text:p>Nursing home again?</text:p>
              </text:list-item>
            </text:list>
          </draw:text-box>
        </draw:frame>
        <anim:par presentation:node-type="timing-root">
          <anim:par smil:begin="id8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3:14:36</meta:creation-date>
    <meta:editing-duration>PT02H51M36S</meta:editing-duration>
    <meta:editing-cycles>20</meta:editing-cycles>
    <dc:date>2009-08-09T17:34:17</dc:date>
    <meta:generator>OpenOffice.org/3.0$Unix OpenOffice.org_project/300m15$Build-9379</meta:gener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